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19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.999cm" svg:height="8.999cm" svg:x="9.759cm" svg:y="2.358cm">
            <draw:object draw:notify-on-update-of-ranges="Feuille1.C1:Feuille1.C3 Feuille1.A2:Feuille1.A4 Feuille1.B1:Feuille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ints effectués</text:p>
          </table:table-cell>
          <table:table-cell office:value-type="string" calcext:value-type="string">
            <text:p>Points totau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9:20:51.744102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0:04:39.502000000</meta:creation-date>
    <dc:date>2016-12-02T10:11:40.312133114</dc:date>
    <meta:editing-duration>PT10M38S</meta:editing-duration>
    <meta:editing-cycles>2</meta:editing-cycles>
    <meta:generator>LibreOffice/4.2.8.2$Linux_X86_64 LibreOffice_project/42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7.176cm" svg:y="0.316cm" chart:style-name="ch2">
          <text:p>BurnUp</text:p>
        </chart:title>
        <chart:legend chart:legend-position="end" svg:x="13.657cm" svg:y="3.952cm" style:legend-expansion="high" chart:style-name="ch3"/>
        <chart:plot-area chart:style-name="ch4" table:cell-range-address="Feuille1.C1:Feuille1.C3 Feuille1.A2:Feuille1.A4 Feuille1.B1:Feuille1.B4" chart:data-source-has-labels="column" svg:x="1.331cm" svg:y="1.301cm" svg:width="12.006cm" svg:height="6.538cm">
          <chartooo:coordinate-region svg:x="2.138cm" svg:y="1.5cm" svg:width="11.199cm" svg:height="5.692cm"/>
          <chart:axis chart:dimension="x" chart:name="primary-x" chart:style-name="ch5" chartooo:axis-type="auto">
            <chartooo:date-scale/>
            <chart:title svg:x="6.853cm" svg:y="8.019cm" chart:style-name="ch6">
              <text:p>Sprint</text:p>
            </chart:title>
            <chart:categories table:cell-range-address="Feuille1.C1:Feuille1.C3"/>
          </chart:axis>
          <chart:axis chart:dimension="y" chart:name="primary-y" chart:style-name="ch5">
            <chart:title svg:x="0.451cm" svg:y="5.077cm" chart:style-name="ch7">
              <text:p>Points</text:p>
            </chart:title>
            <chart:grid chart:style-name="ch8" chart:class="major"/>
          </chart:axis>
          <chart:series chart:style-name="ch9" chart:values-cell-range-address="Feuille1.A2:Feuille1.A4" chart:class="chart:area">
            <chart:data-point chart:repeated="3"/>
          </chart:series>
          <chart:series chart:style-name="ch10" chart:values-cell-range-address="Feuille1.B1:Feuille1.B4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C1:Feuille1.C3</svg:desc>
                </draw:g>
              </table:table-cell>
              <table:table-cell office:value-type="float" office:value="2">
                <text:p>2</text:p>
                <draw:g>
                  <svg:desc>Feuille1.A2:Feuille1.A4</svg:desc>
                </draw:g>
              </table:table-cell>
              <table:table-cell office:value-type="float" office:value="NaN">
                <text:p>NaN</text:p>
                <draw:g>
                  <svg:desc>Feuille1.B1:Feuille1.B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